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none" fo:border-top="" fo:border-bottom="1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-left="1pt solid #000000" fo:border-right="1pt solid #000000" fo:border-top="" fo:border-bottom="1pt solid #000000" style:writing-mode="lr-tb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Verdana" fo:font-size="10pt" officeooo:paragraph-rsid="001a1b64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c7aeb" officeooo:paragraph-rsid="001c7aeb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1e841b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8" style:family="paragraph" style:parent-style-name="Standard">
      <style:text-properties style:font-name="Verdana" fo:font-size="10pt" officeooo:rsid="001e841b" officeooo:paragraph-rsid="001e841b" style:font-size-asian="10pt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0" style:family="paragraph" style:parent-style-name="Heading_20_1">
      <style:text-properties style:font-name="Verdana" fo:font-size="10pt" style:font-size-asian="10pt" style:font-size-complex="10pt"/>
    </style:style>
    <style:style style:name="P2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0.0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6pt double #000000" fo:border-bottom="none" style:shadow="none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c7aeb"/>
    </style:style>
    <style:style style:name="T3" style:family="text">
      <style:text-properties officeooo:rsid="001e84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S 192 AY 2014-2015</text:p>
      <text:p text:style-name="P7"><text:s/><text:span text:style-name="T3">Sprint</text:span> Review Checklist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Reviewer's Name: <text:s/></text:p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table:number-columns-spanned="2" office:value-type="string">
            <text:p text:style-name="P8">Peer Review Date: </text:p>
          </table:table-cell>
          <table:covered-table-cell/>
          <table:table-cell table:style-name="Table1.F1" office:value-type="string">
            <text:p text:style-name="P11"/>
          </table:table-cell>
        </table:table-row>
        <table:table-row table:style-name="Table1.2">
          <table:table-cell table:style-name="Table1.A2" table:number-rows-spanned="2" office:value-type="string">
            <text:p text:style-name="P8">Project Name: </text:p>
          </table:table-cell>
          <table:table-cell table:style-name="Table1.A1" table:number-rows-spanned="2" table:number-columns-spanned="2" office:value-type="string">
            <text:p text:style-name="P8"/>
          </table:table-cell>
          <table:covered-table-cell/>
          <table:table-cell table:style-name="Table1.D2" table:number-columns-spanned="2" office:value-type="string">
            <text:p text:style-name="P8">Project ID: <text:s/></text:p>
          </table:table-cell>
          <table:covered-table-cell/>
          <table:table-cell table:style-name="Table1.F2" table:number-rows-spanned="2" office:value-type="string">
            <text:p text:style-name="P11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4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8">Developer’s Name:</text:p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10">Sprint Number</text:p>
          </table:table-cell>
          <table:covered-table-cell/>
          <table:table-cell table:style-name="Table1.F1" table:number-columns-spanned="2" office:value-type="string">
            <text:p text:style-name="P11"/>
          </table:table-cell>
          <table:covered-table-cell/>
        </table:table-row>
        <table:table-row table:style-name="Table1.5">
          <table:table-cell table:style-name="Table1.A2" office:value-type="string">
            <text:p text:style-name="P8"><text:span text:style-name="T3">Sprint Release</text:span> Approved</text:p>
          </table:table-cell>
          <table:table-cell table:style-name="Table1.F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5">This checklist is to be used to assess <text:span text:style-name="T3">if sprint goals have been achieved during the sprint. <text:s/>Particularly, if the target features of the software have been built based on user acceptance criteria.</text:span></text:p>
      <text:p text:style-name="P11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<text:span text:style-name="T3">User Acceptance </text:span>Criteria</text:p>
          </table:table-cell>
          <table:table-cell table:style-name="Table2.A1" office:value-type="string">
            <text:p text:style-name="P6">Comply</text:p>
          </table:table-cell>
          <table:table-cell table:style-name="Table2.C1" office:value-type="string">
            <text:p text:style-name="P6">Remarks</text:p>
          </table:table-cell>
        </table:table-row>
        <table:table-row>
          <table:table-cell table:style-name="Table2.A2" office:value-type="string">
            <text:p text:style-name="P5">[enumerate here the list of acceptance criteria for the sprint]</text:p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</table:table>
      <text:p text:style-name="P17"/>
      <text:h text:style-name="P20" text:outline-level="1">Reviewer’s Comments:<text:line-break/></text:h>
      <text:p text:style-name="P18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0.0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2-03T16:18:22.481793000</dc:date>
    <meta:print-date>2006-07-28T14:33:00</meta:print-date>
    <meta:editing-cycles>9</meta:editing-cycles>
    <meta:editing-duration>PT35M31S</meta:editing-duration>
    <meta:generator>LibreOffice/4.3.0.4$MacOSX_X86_64 LibreOffice_project/62ad5818884a2fc2e5780dd45466868d41009ec0</meta:generator>
    <meta:document-statistic meta:table-count="2" meta:image-count="0" meta:object-count="0" meta:page-count="1" meta:paragraph-count="19" meta:word-count="97" meta:character-count="626" meta:non-whitespace-character-count="534"/>
  </office:meta>
</office:document-meta>
</file>